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um Clients</text:p>
          </table:table-cell>
          <table:table-cell table:style-name="ce1" office:value-type="string" calcext:value-type="string">
            <text:p>Chunk Siz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td Div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5.196" calcext:value-type="float">
            <text:p>5.19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 office:value-type="float" office:value="19" calcext:value-type="float">
            <text:p>19</text:p>
          </table:table-cell>
          <table:table-cell office:value-type="float" office:value="2.828" calcext:value-type="float">
            <text:p>2.8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2.645" calcext:value-type="float">
            <text:p>2.64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5000" calcext:value-type="float">
            <text:p>25000</text:p>
          </table:table-cell>
          <table:table-cell office:value-type="float" office:value="12" calcext:value-type="float">
            <text:p>12</text:p>
          </table:table-cell>
          <table:table-cell office:value-type="float" office:value="3.316" calcext:value-type="float">
            <text:p>3.31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3.606" calcext:value-type="float">
            <text:p>3.60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3.317" calcext:value-type="float">
            <text:p>3.31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6:17:00.601239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2:38:28.547721141</meta:creation-date>
    <meta:editing-duration>PT2H9M3S</meta:editing-duration>
    <meta:editing-cycles>6</meta:editing-cycles>
    <meta:generator>LibreOffice/5.0.6.2$Linux_X86_64 LibreOffice_project/00$Build-2</meta:generator>
    <dc:date>2016-10-07T18:54:10.534958719</dc:date>
    <meta:document-statistic meta:table-count="1" meta:cell-count="82" meta:object-count="0"/>
  </office:meta>
</office:document-meta>
</file>